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f44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templete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h1</text:span><text:span text:style-name="T1">&gt;</text:span> Consumer Questionnaire Survey<text:span text:style-name="T1">&lt;/</text:span><text:span text:style-name="T2">h1</text:span><text:span text:style-name="T1">&gt;</text:span></text:p>
      <text:p text:style-name="P1">Dear Sir / Madam,</text:p>
      <text:p text:style-name="P1">thank you for visiting us.</text:p>
      <text:p text:style-name="P1">By filling out this 5-10 minute survey, you will help us obtain the very best results.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ol</text:span><text:span text:style-name="T1">&gt;</text:span> </text:p>
      <text:p text:style-name="P1"><text:span text:style-name="T1">&lt;</text:span><text:span text:style-name="T2">h3</text:span><text:span text:style-name="T1">&gt;&lt;</text:span><text:span text:style-name="T2">li</text:span><text:span text:style-name="T1">&gt;</text:span>Do you do most of your shopping in:<text:span text:style-name="T1">&lt;/</text:span><text:span text:style-name="T2">li</text:span><text:span text:style-name="T1">&gt;&lt;/</text:span><text:span text:style-name="T2">h3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</text:p>
      <text:p text:style-name="P1"><text:span text:style-name="T1">&lt;</text:span><text:span text:style-name="T2">tr</text:span><text:span text:style-name="T1">&gt;</text:span> <text:span text:style-name="T1">&lt;</text:span><text:span text:style-name="T2">td</text:span><text:span text:style-name="T1">&gt;</text:span></text:p>
      <text:p text:style-name="P1">In 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 <text:span text:style-name="T1">&lt;</text:span><text:span text:style-name="T2">td</text:span><text:span text:style-name="T1">&gt;</text:span>Internet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 <text:span text:style-name="T1">&lt;</text:span><text:span text:style-name="T2">td</text:span><text:span text:style-name="T1">&gt;</text:span>(online) <text:span text:style-name="T1">&lt;/</text:span><text:span text:style-name="T2">td</text:span><text:span text:style-name="T1">&gt;</text:span> 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</text:span><text:span text:style-name="T2">h3</text:span><text:span text:style-name="T1">&gt;</text:span> <text:span text:style-name="T1">&lt;</text:span><text:span text:style-name="T2">li</text:span><text:span text:style-name="T1">&gt;</text:span></text:p>
      <text:p text:style-name="P1">When shopping for home improvement items do you usually shop at:<text:span text:style-name="T1">&lt;/</text:span><text:span text:style-name="T2">h3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 <text:span text:style-name="T1">&lt;</text:span><text:span text:style-name="T2">tr</text:span><text:span text:style-name="T1">&gt;&lt;</text:span><text:span text:style-name="T2">td</text:span><text:span text:style-name="T1">&gt;</text:span></text:p>
      <text:p text:style-name="P1">Discount 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Hardware 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Internet (online)<text:span text:style-name="T1">&lt;/</text:span><text:span text:style-name="T2">td</text:span><text:span text:style-name="T1">&gt;&lt;/</text:span><text:span text:style-name="T2">tr</text:span><text:span text:style-name="T1">&gt;</text:span> 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Supermarket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Hypermarket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MallOther <text:span text:style-name="T1">&lt;/</text:span><text:span text:style-name="T2">td</text:span><text:span text:style-name="T1">&gt;&lt;/</text:span><text:span text:style-name="T2">tr</text:span><text:span text:style-name="T1">&gt;&lt;/</text:span><text:span text:style-name="T2">table</text:span><text:span text:style-name="T1">&gt;</text:span></text:p>
      <text:p text:style-name="P1"><text:span text:style-name="T1">&lt;</text:span><text:span text:style-name="T2">h3</text:span><text:span text:style-name="T1">&gt;&lt;</text:span><text:span text:style-name="T2">li</text:span><text:span text:style-name="T1">&gt;</text:span>When shopping for household cleaning items, do you shop mainly at:<text:span text:style-name="T1">&lt;/</text:span><text:span text:style-name="T2">li</text:span><text:span text:style-name="T1">&gt;&lt;/</text:span><text:span text:style-name="T2">h3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Discount Store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Grocery Store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Supermarket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Hypermarket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Mall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lInternet (online)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Other <text:span text:style-name="T1">&lt;/</text:span><text:span text:style-name="T2">td</text:span><text:span text:style-name="T1">&gt;&lt;/</text:span><text:span text:style-name="T2">tr</text:span><text:span text:style-name="T1">&gt;&lt;/</text:span><text:span text:style-name="T2">table</text:span><text:span text:style-name="T1">&gt;</text:span></text:p>
      <text:p text:style-name="P1"><text:span text:style-name="T1">&lt;</text:span><text:span text:style-name="T2">h3</text:span><text:span text:style-name="T1">&gt;&lt;</text:span><text:span text:style-name="T2">li</text:span><text:span text:style-name="T1">&gt;</text:span>When shopping for clothing do you usually shop at:<text:span text:style-name="T1">&lt;/</text:span><text:span text:style-name="T2">li</text:span><text:span text:style-name="T1">&gt;&lt;/</text:span><text:span text:style-name="T2">h3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Discount 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Specialty 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Mall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Catalogs <text:span text:style-name="T1">&lt;/</text:span><text:span text:style-name="T2">td</text:span><text:span text:style-name="T1">&gt;&lt;/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Duty Free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Shop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Internet (online)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Second-hand 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Other <text:span text:style-name="T1">&lt;/</text:span><text:span text:style-name="T2">td</text:span><text:span text:style-name="T1">&gt;&lt;/</text:span><text:span text:style-name="T2">tr</text:span><text:span text:style-name="T1">&gt;&lt;/</text:span><text:span text:style-name="T2">table</text:span><text:span text:style-name="T1">&gt;</text:span></text:p>
      <text:p text:style-name="P2"/>
      <text:p text:style-name="P1"><text:soft-page-break/><text:span text:style-name="T1">&lt;</text:span><text:span text:style-name="T2">h3</text:span><text:span text:style-name="T1">&gt;&lt;</text:span><text:span text:style-name="T2">li</text:span><text:span text:style-name="T1">&gt;</text:span>When shopping for books do you usually shop at:<text:span text:style-name="T1">&lt;/</text:span><text:span text:style-name="T2">li</text:span><text:span text:style-name="T1">&gt;&lt;/</text:span><text:span text:style-name="T2">h3</text:span><text:span text:style-name="T1">&gt;</text:span></text:p>
      <text:p text:style-name="P1">Discount Stores <text:span text:style-name="T1">&lt;</text:span><text:span text:style-name="T2">br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Chain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Book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Independent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Book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Mail Order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Book Club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Internet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Other <text:span text:style-name="T1">&lt;/</text:span><text:span text:style-name="T2">td</text:span><text:span text:style-name="T1">&gt;&lt;/</text:span><text:span text:style-name="T2">tr</text:span><text:span text:style-name="T1">&gt;&lt;/</text:span><text:span text:style-name="T2">table</text:span><text:span text:style-name="T1">&gt;</text:span></text:p>
      <text:p text:style-name="P1"><text:span text:style-name="T1">&lt;</text:span><text:span text:style-name="T2">h3</text:span><text:span text:style-name="T1">&gt;&lt;</text:span><text:span text:style-name="T2">li</text:span><text:span text:style-name="T1">&gt;</text:span>When shopping for music do you usually shop at:<text:span text:style-name="T1">&lt;/</text:span><text:span text:style-name="T2">li</text:span><text:span text:style-name="T1">&gt;&lt;/</text:span><text:span text:style-name="T2">h3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Discount Stores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Chain Music 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Independent Music Stores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Mail Order Music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Club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Internet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Other <text:span text:style-name="T1">&lt;/</text:span><text:span text:style-name="T2">td</text:span><text:span text:style-name="T1">&gt;&lt;/</text:span><text:span text:style-name="T2">tr</text:span><text:span text:style-name="T1">&gt;&lt;/</text:span><text:span text:style-name="T2">table</text:span><text:span text:style-name="T1">&gt;</text:span></text:p>
      <text:p text:style-name="P1"><text:span text:style-name="T1">&lt;</text:span><text:span text:style-name="T2">h3</text:span><text:span text:style-name="T1">&gt;&lt;</text:span><text:span text:style-name="T2">li</text:span><text:span text:style-name="T1">&gt;</text:span>How do you usually pay for your purchases?<text:span text:style-name="T1">&lt;/</text:span><text:span text:style-name="T2">li</text:span><text:span text:style-name="T1">&gt;&lt;/</text:span><text:span text:style-name="T2">h3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Cash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Credit Card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Pay Pal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Credit Card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Online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Wire Transfer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Other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</text:span><text:span text:style-name="T2">h3</text:span><text:span text:style-name="T1">&gt;&lt;</text:span><text:span text:style-name="T2">li</text:span><text:span text:style-name="T1">&gt;</text:span>How many times during the past 6 moths did you purchase something online?<text:span text:style-name="T1">&lt;/</text:span><text:span text:style-name="T2">li</text:span><text:span text:style-name="T1">&gt;&lt;/</text:span><text:span text:style-name="T2">h3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0x1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-5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x5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-10x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10+ <text:span text:style-name="T1">&lt;/</text:span><text:span text:style-name="T2">td</text:span><text:span text:style-name="T1">&gt;&lt;/</text:span><text:span text:style-name="T2">tr</text:span><text:span text:style-name="T1">&gt;&lt;/</text:span><text:span text:style-name="T2">table</text:span><text:span text:style-name="T1">&gt;</text:span></text:p>
      <text:p text:style-name="P1"><text:span text:style-name="T1">&lt;</text:span><text:span text:style-name="T2">h3</text:span><text:span text:style-name="T1">&gt;&lt;</text:span><text:span text:style-name="T2">li</text:span><text:span text:style-name="T1">&gt;</text:span>How many times during the past six months did you purchase something through a catalog?<text:span text:style-name="T1">&lt;/</text:span><text:span text:style-name="T2">li</text:span><text:span text:style-name="T1">&gt;&lt;/</text:span><text:span text:style-name="T2">h3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0x1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-5x5 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-10x10+ <text:span text:style-name="T1">&lt;/</text:span><text:span text:style-name="T2">td</text:span><text:span text:style-name="T1">&gt;&lt;/</text:span><text:span text:style-name="T2">tr</text:span><text:span text:style-name="T1">&gt;&lt;/</text:span><text:span text:style-name="T2">table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31:30.819183070</meta:creation-date>
    <dc:date>2020-04-05T16:32:01.940974558</dc:date>
    <meta:editing-duration>PT31S</meta:editing-duration>
    <meta:editing-cycles>1</meta:editing-cycles>
    <meta:document-statistic meta:table-count="0" meta:image-count="0" meta:object-count="0" meta:page-count="2" meta:paragraph-count="96" meta:word-count="352" meta:character-count="2901" meta:non-whitespace-character-count="2643"/>
    <meta:generator>LibreOffice/6.0.7.3$Linux_X86_64 LibreOffice_project/00m0$Build-3</meta:generator>
  </office:meta>
</office:document-meta>
</file>